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86cm" fo:min-width="5.286cm"/>
    </style:style>
    <style:style style:name="gr2" style:family="graphic" style:parent-style-name="standard">
      <style:graphic-properties draw:textarea-horizontal-align="justify" draw:textarea-vertical-align="middle" draw:auto-grow-height="false" fo:min-height="3.426cm" fo:min-width="3.176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textarea-horizontal-align="justify" draw:textarea-vertical-align="middle" draw:auto-grow-height="false" fo:min-height="2.728cm" fo:min-width="5.378cm"/>
    </style:style>
    <style:style style:name="gr5" style:family="graphic" style:parent-style-name="standard">
      <style:graphic-properties svg:stroke-width="0.106cm" svg:stroke-color="#111111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111111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3" draw:id="id3" draw:layer="layout" svg:width="6.2cm" svg:height="4.25cm" svg:x="2.2cm" svg:y="11.85cm">
            <text:p text:style-name="P1">Использоть </text:p>
            <text:p text:style-name="P1">предыдущую </text:p>
            <text:p text:style-name="P1">точку </text:p>
            <text:p text:style-name="P1">в качестве </text:p>
            <text:p text:style-name="P1">начальной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7.35cm" svg:height="7.35cm" svg:x="6.475cm" svg:y="4.05cm">
            <text:p text:style-name="P1">Есть </text:p>
            <text:p text:style-name="P1">Триангулированная</text:p>
            <text:p text:style-name="P1">Точка ?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" draw:id="id1" draw:layer="layout" svg:width="1.6cm" svg:height="1.6cm" svg:x="9.35cm" svg:y="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5" draw:id="id5" draw:layer="layout" svg:width="6.2cm" svg:height="3.3cm" svg:x="7.05cm" svg:y="17.7cm">
            <text:p text:style-name="P1">Определить </text:p>
            <text:p text:style-name="P1">гиперболы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6.2cm" svg:height="3.3cm" svg:x="7.05cm" svg:y="23.3cm">
            <text:p text:style-name="P1">Алгоритм </text:p>
            <text:p text:style-name="P1">Ньютона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" draw:id="id4" draw:layer="layout" svg:width="6.2cm" svg:height="4.25cm" svg:x="12.8cm" svg:y="11.85cm">
            <text:p text:style-name="P1">Определить </text:p>
            <text:p text:style-name="P1">Начальную точку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svg:x1="10.15cm" svg:y1="3cm" svg:x2="10.15cm" svg:y2="4.05cm" draw:start-shape="id1" draw:start-glue-point="8" draw:end-shape="id2" draw:end-glue-point="4" svg:d="M10150 3000v1050" svg:viewBox="0 0 1 1051">
            <text:p/>
          </draw:connector>
          <draw:connector draw:style-name="gr6" draw:text-style-name="P2" draw:layer="layout" svg:x1="6.475cm" svg:y1="7.725cm" svg:x2="5.3cm" svg:y2="11.85cm" draw:start-shape="id2" draw:start-glue-point="5" draw:end-shape="id3" draw:end-glue-point="0" svg:d="M6475 7725h-1175v4125" svg:viewBox="0 0 1176 4126">
            <text:p/>
          </draw:connector>
          <draw:connector draw:style-name="gr6" draw:text-style-name="P2" draw:layer="layout" svg:x1="13.825cm" svg:y1="7.725cm" svg:x2="15.9cm" svg:y2="11.85cm" draw:start-shape="id2" draw:start-glue-point="7" draw:end-shape="id4" draw:end-glue-point="0" svg:d="M13825 7725h2075v4125" svg:viewBox="0 0 2076 4126">
            <text:p/>
          </draw:connector>
          <draw:connector draw:style-name="gr6" draw:text-style-name="P2" draw:layer="layout" svg:x1="5.3cm" svg:y1="16.1cm" svg:x2="7.05cm" svg:y2="19.35cm" draw:start-shape="id3" draw:start-glue-point="2" draw:end-shape="id5" draw:end-glue-point="3" svg:d="M5300 16100v3250h1750" svg:viewBox="0 0 1751 3251">
            <text:p/>
          </draw:connector>
          <draw:connector draw:style-name="gr6" draw:text-style-name="P2" draw:layer="layout" svg:x1="15.9cm" svg:y1="16.1cm" svg:x2="13.25cm" svg:y2="19.35cm" draw:start-shape="id4" draw:start-glue-point="2" draw:end-shape="id5" draw:end-glue-point="1" svg:d="M15900 16100v3250h-2650" svg:viewBox="0 0 2651 3251">
            <text:p/>
          </draw:connector>
          <draw:connector draw:style-name="gr6" draw:text-style-name="P2" draw:layer="layout" svg:x1="10.15cm" svg:y1="21cm" svg:x2="10.15cm" svg:y2="23.3cm" draw:start-shape="id5" draw:start-glue-point="2" draw:end-shape="id6" draw:end-glue-point="0" svg:d="M10150 21000v2300" svg:viewBox="0 0 1 2301">
            <text:p/>
          </draw:connector>
          <draw:frame draw:style-name="gr7" draw:text-style-name="P3" draw:layer="layout" svg:width="1.582cm" svg:height="0.962cm" svg:x="15.1cm" svg:y="6.2cm">
            <draw:text-box>
              <text:p>Нет</text:p>
            </draw:text-box>
          </draw:frame>
          <draw:frame draw:style-name="gr7" draw:text-style-name="P3" draw:layer="layout" svg:width="1.285cm" svg:height="0.962cm" svg:x="5.1cm" svg:y="6.3cm">
            <draw:text-box>
              <text:p>Да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2:35:22.944000000</meta:creation-date>
    <dc:date>2020-06-17T15:10:10.048000000</dc:date>
    <meta:editing-duration>PT2H9M32S</meta:editing-duration>
    <meta:editing-cycles>1</meta:editing-cycles>
    <meta:document-statistic meta:object-count="15"/>
    <meta:generator>LibreOffice/6.3.0.4$Windows_x86 LibreOffice_project/057fc023c990d676a43019934386b85b21a9ee99</meta:generator>
  </office:meta>
</office:document-meta>
</file>